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0000" draw:opacity="10%" draw:textarea-horizontal-align="center" draw:textarea-vertical-align="middle" draw:shadow-opacity="10%"/>
    </style:style>
    <style:style style:name="gr2" style:family="graphic" style:parent-style-name="standard">
      <style:graphic-properties draw:fill-color="#cccccc" draw:textarea-horizontal-align="center" draw:textarea-vertical-align="middle"/>
    </style:style>
    <style:style style:name="gr3" style:family="graphic" style:parent-style-name="standard">
      <style:graphic-properties draw:fill-color="#e6e6e6" draw:textarea-horizontal-align="center" draw:textarea-vertical-align="middle"/>
    </style:style>
    <style:style style:name="gr4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ff3333" draw:textarea-horizontal-align="center" draw:textarea-vertical-align="middle"/>
    </style:style>
    <style:style style:name="gr7" style:family="graphic" style:parent-style-name="standard">
      <style:graphic-properties draw:fill-color="#dc2300" draw:textarea-horizontal-align="center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fill-color="#ffffff" draw:textarea-horizontal-align="center" draw:textarea-vertical-align="middl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fill-color="#33cc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/>
    </style:style>
    <style:style style:name="T1" style:family="text">
      <style:text-properties fo:font-family="'Times New Roman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3.174cm" svg:height="6.984cm" svg:x="1.27cm" svg:y="0.635cm" svg:viewBox="0 0 3175 6985" draw:points="3175,0 3175,3810 0,6985 0,3175">
          <text:p/>
        </draw:polygon>
        <draw:polygon draw:style-name="gr1" draw:text-style-name="P1" draw:layer="layout" svg:width="6.984cm" svg:height="4.444cm" svg:x="1.27cm" svg:y="3.175cm" svg:viewBox="0 0 6985 4445" draw:points="0,635 6985,0 6985,635 0,4445">
          <text:p/>
        </draw:polygon>
        <draw:polygon draw:style-name="gr1" draw:text-style-name="P1" draw:layer="layout" svg:width="4.444cm" svg:height="3.809cm" svg:x="4.445cm" svg:y="0.635cm" svg:viewBox="0 0 4445 3810" draw:points="0,0 4445,1905 4445,2540 0,3810">
          <text:p/>
        </draw:polygon>
        <draw:g>
          <draw:polygon draw:style-name="gr2" draw:text-style-name="P1" draw:layer="layout" svg:width="0.22cm" svg:height="1.649cm" svg:x="6.029cm" svg:y="5.035cm" svg:viewBox="0 0 221 1650" draw:points="6,1650 221,1529 187,0 0,62">
            <text:p/>
          </draw:polygon>
          <draw:polygon draw:style-name="gr3" draw:text-style-name="P1" draw:layer="layout" svg:width="0.419cm" svg:height="1.519cm" svg:x="5.615cm" svg:y="5.165cm" svg:viewBox="0 0 420 1520" draw:points="420,1520 0,1520 0,0 420,0">
            <text:p/>
          </draw:polygon>
          <draw:polygon draw:style-name="gr2" draw:text-style-name="P1" draw:layer="layout" svg:width="0.22cm" svg:height="1.649cm" svg:x="1.184cm" svg:y="6.585cm" svg:viewBox="0 0 221 1650" draw:points="6,1650 221,1529 187,0 0,62">
            <text:p/>
          </draw:polygon>
          <draw:polygon draw:style-name="gr3" draw:text-style-name="P1" draw:layer="layout" svg:width="0.419cm" svg:height="1.519cm" svg:x="0.77cm" svg:y="6.715cm" svg:viewBox="0 0 420 1520" draw:points="420,1520 0,1520 0,0 420,0">
            <text:p/>
          </draw:polygon>
          <draw:polygon draw:style-name="gr2" draw:text-style-name="P1" draw:layer="layout" svg:width="0.22cm" svg:height="1.649cm" svg:x="4.524cm" svg:y="6.605cm" svg:viewBox="0 0 221 1650" draw:points="6,1650 221,1529 187,0 0,62">
            <text:p/>
          </draw:polygon>
          <draw:polygon draw:style-name="gr3" draw:text-style-name="P1" draw:layer="layout" svg:width="0.419cm" svg:height="1.519cm" svg:x="4.11cm" svg:y="6.735cm" svg:viewBox="0 0 420 1520" draw:points="420,1520 0,1520 0,0 420,0">
            <text:p/>
          </draw:polygon>
          <draw:custom-shape draw:style-name="gr4" draw:text-style-name="P1" draw:layer="layout" svg:width="5.715cm" svg:height="1.905cm" svg:x="0.635cm" svg:y="4.88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9236.8358913813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2.54cm" svg:height="2.54cm" svg:x="2.205cm" svg:y="3.6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6944.9822904368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polygon draw:style-name="gr6" draw:text-style-name="P1" draw:layer="layout" svg:width="1.428cm" svg:height="1.269cm" svg:x="2.44cm" svg:y="3.075cm" svg:viewBox="0 0 1429 1270" draw:points="0,1270 953,0 1429,1270">
              <text:p/>
            </draw:polygon>
            <draw:polygon draw:style-name="gr7" draw:text-style-name="P1" draw:layer="layout" svg:width="0.952cm" svg:height="1.269cm" svg:x="3.393cm" svg:y="3.075cm" svg:viewBox="0 0 953 1270" draw:points="476,1270 953,847 0,0">
              <text:p/>
            </draw:polygon>
          </draw:g>
        </draw:g>
        <draw:polygon draw:style-name="gr1" draw:text-style-name="P1" draw:layer="layout" svg:width="0.634cm" svg:height="1.269cm" svg:x="8.255cm" svg:y="2.54cm" svg:viewBox="0 0 635 1270" draw:points="635,635 0,1270 0,635 635,0">
          <text:p/>
        </draw:polygon>
        <draw:polygon draw:style-name="gr1" draw:text-style-name="P1" draw:layer="layout" svg:width="6.984cm" svg:height="4.444cm" svg:x="1.27cm" svg:y="3.175cm" svg:viewBox="0 0 6985 4445" draw:points="0,4445 6985,635 6985,0 0,635">
          <text:p/>
        </draw:polygon>
        <draw:polygon draw:style-name="gr1" draw:text-style-name="P1" draw:layer="layout" svg:width="7.619cm" svg:height="3.174cm" svg:x="1.27cm" svg:y="0.635cm" svg:viewBox="0 0 7620 3175" draw:points="3175,0 7620,1905 6985,2540 0,3175">
          <text:p/>
        </draw:polygon>
        <draw:g>
          <draw:g>
            <draw:custom-shape draw:style-name="gr8" draw:text-style-name="P1" draw:layer="layout" svg:width="3.175cm" svg:height="3.387cm" svg:x="8.589cm" svg:y="1.57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9" draw:text-style-name="P2" draw:layer="layout" svg:width="3.175cm" svg:height="3.387cm" svg:x="8.589cm" svg:y="3.263cm">
                <text:p text:style-name="P1"><text:span text:style-name="T1">Agent</text:span></text:p>
                <draw:enhanced-geometry svg:viewBox="0 0 21600 21600" draw:mirror-horizontal="true" draw:mirror-vertical="false" draw:type="rectangle" draw:enhanced-path="M 0 0 L 21600 0 21600 21600 0 21600 0 0 Z N"/>
              </draw:custom-shape>
              <draw:line draw:style-name="gr10" draw:text-style-name="P1" draw:layer="layout" svg:x1="11.765cm" svg:y1="3.263cm" svg:x2="11.765cm" svg:y2="6.65cm">
                <text:p/>
              </draw:line>
              <draw:line draw:style-name="gr10" draw:text-style-name="P1" draw:layer="layout" svg:x1="8.59cm" svg:y1="3.263cm" svg:x2="8.59cm" svg:y2="6.65cm">
                <text:p/>
              </draw:line>
              <draw:line draw:style-name="gr10" draw:text-style-name="P1" draw:layer="layout" svg:x1="11.765cm" svg:y1="6.65cm" svg:x2="8.59cm" svg:y2="6.65cm">
                <text:p/>
              </draw:line>
            </draw:g>
          </draw:g>
          <draw:line draw:style-name="gr11" draw:text-style-name="P1" draw:layer="layout" svg:x1="8.59cm" svg:y1="4.745cm" svg:x2="7.955cm" svg:y2="4.745cm">
            <text:p/>
          </draw:line>
          <draw:line draw:style-name="gr11" draw:text-style-name="P1" draw:layer="layout" svg:x1="7.955cm" svg:y1="4.11cm" svg:x2="7.955cm" svg:y2="5.38cm">
            <text:p/>
          </draw:line>
          <draw:line draw:style-name="gr11" draw:text-style-name="P1" draw:layer="layout" svg:x1="7.32cm" svg:y1="4.11cm" svg:x2="7.955cm" svg:y2="4.11cm">
            <text:p/>
          </draw:line>
          <draw:line draw:style-name="gr11" draw:text-style-name="P1" draw:layer="layout" svg:x1="7.32cm" svg:y1="5.38cm" svg:x2="7.955cm" svg:y2="5.38cm">
            <text:p/>
          </draw:line>
          <draw:custom-shape draw:style-name="gr8" draw:text-style-name="P1" draw:layer="layout" svg:width="0.635cm" svg:height="0.635cm" svg:x="8.589cm" svg:y="2.84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g>
          <draw:polygon draw:style-name="gr2" draw:text-style-name="P1" draw:layer="layout" svg:width="0.22cm" svg:height="1.649cm" svg:x="10.474cm" svg:y="6.305cm" svg:viewBox="0 0 221 1650" draw:points="6,1650 221,1529 187,0 0,62">
            <text:p/>
          </draw:polygon>
          <draw:polygon draw:style-name="gr3" draw:text-style-name="P1" draw:layer="layout" svg:width="0.419cm" svg:height="1.519cm" svg:x="10.06cm" svg:y="6.435cm" svg:viewBox="0 0 420 1520" draw:points="420,1520 0,1520 0,0 420,0">
            <text:p/>
          </draw:polygon>
          <draw:polygon draw:style-name="gr2" draw:text-style-name="P1" draw:layer="layout" svg:width="0.22cm" svg:height="1.649cm" svg:x="5.629cm" svg:y="7.855cm" svg:viewBox="0 0 221 1650" draw:points="6,1650 221,1529 187,0 0,62">
            <text:p/>
          </draw:polygon>
          <draw:polygon draw:style-name="gr3" draw:text-style-name="P1" draw:layer="layout" svg:width="0.419cm" svg:height="1.519cm" svg:x="5.215cm" svg:y="7.985cm" svg:viewBox="0 0 420 1520" draw:points="420,1520 0,1520 0,0 420,0">
            <text:p/>
          </draw:polygon>
          <draw:polygon draw:style-name="gr2" draw:text-style-name="P1" draw:layer="layout" svg:width="0.22cm" svg:height="1.649cm" svg:x="8.969cm" svg:y="7.875cm" svg:viewBox="0 0 221 1650" draw:points="6,1650 221,1529 187,0 0,62">
            <text:p/>
          </draw:polygon>
          <draw:polygon draw:style-name="gr3" draw:text-style-name="P1" draw:layer="layout" svg:width="0.419cm" svg:height="1.519cm" svg:x="8.555cm" svg:y="8.005cm" svg:viewBox="0 0 420 1520" draw:points="420,1520 0,1520 0,0 420,0">
            <text:p/>
          </draw:polygon>
          <draw:custom-shape draw:style-name="gr4" draw:text-style-name="P1" draw:layer="layout" svg:width="5.715cm" svg:height="1.905cm" svg:x="5.08cm" svg:y="6.1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9236.8358913813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2" draw:text-style-name="P1" draw:layer="layout" svg:width="2.24cm" svg:height="2.24cm" svg:x="6.015cm" svg:y="5.38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0847.840531561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6-21T11:36:47</meta:creation-date>
    <dc:date>2011-06-21T14:14:35</dc:date>
    <dc:creator>Bo Morgan</dc:creator>
    <meta:editing-duration>PT02H37M48S</meta:editing-duration>
    <meta:editing-cycles>5</meta:editing-cycles>
    <meta:generator>OpenOffice.org/3.2$Linux OpenOffice.org_project/320m19$Build-9505</meta:generator>
    <meta:document-statistic meta:object-count="40"/>
  </office:meta>
</office:document-meta>
</file>